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cb29" officeooo:paragraph-rsid="0006cb29"/>
    </style:style>
    <style:style style:name="P2" style:family="paragraph" style:parent-style-name="Standard">
      <style:text-properties officeooo:rsid="0006cb29" officeooo:paragraph-rsid="0008ffee"/>
    </style:style>
    <style:style style:name="P3" style:family="paragraph" style:parent-style-name="Standard">
      <style:text-properties officeooo:rsid="0008ffee" officeooo:paragraph-rsid="0008ffee"/>
    </style:style>
    <style:style style:name="P4" style:family="paragraph" style:parent-style-name="Standard">
      <style:text-properties fo:font-weight="normal" officeooo:rsid="000c3561" officeooo:paragraph-rsid="000c3561" style:font-weight-asian="normal" style:font-weight-complex="normal"/>
    </style:style>
    <style:style style:name="P5" style:family="paragraph" style:parent-style-name="Standard">
      <style:text-properties officeooo:rsid="000c3561" officeooo:paragraph-rsid="000c3561"/>
    </style:style>
    <style:style style:name="P6" style:family="paragraph" style:parent-style-name="Standard" style:list-style-name="L1">
      <style:text-properties fo:font-weight="normal" officeooo:rsid="000c3561" officeooo:paragraph-rsid="000c3561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0c3561" officeooo:paragraph-rsid="00182312" style:font-weight-asian="normal" style:font-weight-complex="normal"/>
    </style:style>
    <style:style style:name="P8" style:family="paragraph" style:parent-style-name="Standard">
      <style:text-properties fo:font-weight="normal" officeooo:rsid="000c3561" officeooo:paragraph-rsid="000c3561" style:font-weight-asian="normal" style:font-weight-complex="normal"/>
    </style:style>
    <style:style style:name="P9" style:family="paragraph" style:parent-style-name="Standard">
      <style:text-properties fo:font-weight="normal" officeooo:rsid="0008ffee" officeooo:paragraph-rsid="00129858" style:font-weight-asian="normal" style:font-weight-complex="normal"/>
    </style:style>
    <style:style style:name="P10" style:family="paragraph" style:parent-style-name="Standard">
      <style:text-properties fo:font-weight="normal" officeooo:rsid="00141d91" officeooo:paragraph-rsid="00141d91" style:font-weight-asian="normal" style:font-weight-complex="normal"/>
    </style:style>
    <style:style style:name="P11" style:family="paragraph" style:parent-style-name="Standard" style:list-style-name="L2">
      <style:text-properties officeooo:rsid="0006cb29" officeooo:paragraph-rsid="000cd25c"/>
    </style:style>
    <style:style style:name="P12" style:family="paragraph" style:parent-style-name="Standard">
      <style:text-properties officeooo:rsid="0006cb29" officeooo:paragraph-rsid="0008ffee"/>
    </style:style>
    <style:style style:name="P13" style:family="paragraph" style:parent-style-name="Standard">
      <style:text-properties officeooo:rsid="0006cb29" officeooo:paragraph-rsid="00192d80"/>
    </style:style>
    <style:style style:name="P14" style:family="paragraph" style:parent-style-name="Standard">
      <style:text-properties officeooo:rsid="0009f8b8" officeooo:paragraph-rsid="000c3561"/>
    </style:style>
    <style:style style:name="P15" style:family="paragraph" style:parent-style-name="Standard">
      <style:text-properties officeooo:rsid="0009f8b8" officeooo:paragraph-rsid="001759c5"/>
    </style:style>
    <style:style style:name="P16" style:family="paragraph" style:parent-style-name="Standard">
      <style:text-properties officeooo:rsid="001575fe" officeooo:paragraph-rsid="001575fe" fo:background-color="transparent"/>
    </style:style>
    <style:style style:name="P17" style:family="paragraph" style:parent-style-name="Standard">
      <style:text-properties officeooo:rsid="0008ffee" officeooo:paragraph-rsid="0009f8b8"/>
    </style:style>
    <style:style style:name="P18" style:family="paragraph" style:parent-style-name="Standard">
      <style:text-properties officeooo:rsid="0008ffee" officeooo:paragraph-rsid="0008ffee"/>
    </style:style>
    <style:style style:name="P19" style:family="paragraph" style:parent-style-name="Standard">
      <style:text-properties officeooo:rsid="00129858" officeooo:paragraph-rsid="00129858"/>
    </style:style>
    <style:style style:name="P20" style:family="paragraph" style:parent-style-name="Standard">
      <style:text-properties officeooo:rsid="000c3561" officeooo:paragraph-rsid="000c356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9858" style:font-weight-asian="bold" style:font-weight-complex="bold"/>
    </style:style>
    <style:style style:name="T3" style:family="text">
      <style:text-properties officeooo:rsid="0009f8b8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c3561" style:font-weight-asian="normal" style:font-weight-complex="normal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09f8b8" fo:background-color="transparent" loext:char-shading-value="0"/>
    </style:style>
    <style:style style:name="T8" style:family="text">
      <style:text-properties officeooo:rsid="000ea265"/>
    </style:style>
    <style:style style:name="T9" style:family="text">
      <style:text-properties officeooo:rsid="0011c7b6"/>
    </style:style>
    <style:style style:name="T10" style:family="text">
      <style:text-properties officeooo:rsid="0008ffee"/>
    </style:style>
    <style:style style:name="T11" style:family="text">
      <style:text-properties officeooo:rsid="001575fe"/>
    </style:style>
    <style:style style:name="T12" style:family="text">
      <style:text-properties officeooo:rsid="001759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TRACK</text:span>: </text:p>
      <text:p text:style-name="P13"><text:span text:style-name="T4">Server Design </text:span></text:p>
      <text:p text:style-name="P4"><text:span text:style-name="T1"/></text:p>
      <text:p text:style-name="P4"><text:span text:style-name="T1">Group Members</text:span>:</text:p>
      <text:p text:style-name="P4"/>
      <text:list xml:id="list827835976" text:style-name="L1">
        <text:list-item>
          <text:p text:style-name="P6">Agam Kashyap <text:tab/>(IMT2018004) </text:p>
        </text:list-item>
        <text:list-item>
          <text:p text:style-name="P7">Omkar <text:span text:style-name="T8">Lavangad</text:span><text:tab/>(IMT2018<text:span text:style-name="T8">053</text:span>)</text:p>
        </text:list-item>
        <text:list-item>
          <text:p text:style-name="P7">Pankaj <text:span text:style-name="T8">Khemani</text:span><text:tab/>(IMT2018<text:span text:style-name="T8">054</text:span>)</text:p>
        </text:list-item>
      </text:list>
      <text:p text:style-name="P4"/>
      <text:p text:style-name="P2"><text:span text:style-name="T1">Languages/frameworks used</text:span>: </text:p>
      <text:p text:style-name="P2"/>
      <text:list xml:id="list2567239003" text:style-name="L2">
        <text:list-item>
          <text:p text:style-name="P11">python </text:p>
        </text:list-item>
        <text:list-item>
          <text:p text:style-name="P11">Flask</text:p>
        </text:list-item>
        <text:list-item>
          <text:p text:style-name="P11">HTML<text:span text:style-name="T9">5</text:span></text:p>
        </text:list-item>
        <text:list-item>
          <text:p text:style-name="P11">CSS(basic)</text:p>
        </text:list-item>
        <text:list-item>
          <text:p text:style-name="P11">MySQL</text:p>
        </text:list-item>
      </text:list>
      <text:p text:style-name="P1"/>
      <text:p text:style-name="P19"><text:span text:style-name="T1">Overview:</text:span></text:p>
      <text:p text:style-name="P10"/>
      <text:p text:style-name="P10">Our project can be used as a Database for storing medical information that can be accessed by a medical-professional.<text:span text:style-name="T10">Our project enables the user to enter and store his/her medical information as well as contact information, which can later be accessed by that user again. For storing the information we will be using MySQL. </text:span></text:p>
      <text:p text:style-name="P9"/>
      <text:p text:style-name="P3"><text:span text:style-name="T2"/></text:p>
      <text:p text:style-name="P3"><text:span text:style-name="T2">Features and Description</text:span>: </text:p>
      <text:p text:style-name="P17"/>
      <text:p text:style-name="P17"><text:span text:style-name="T3">We will have a main page which will contain the link to “register” and “login”. These links will then direct the user to another page.</text:span></text:p>
      <text:p text:style-name="P14"/>
      <text:p text:style-name="P15">“<text:span text:style-name="T12">About” will give the user information as to the use of this website.</text:span></text:p>
      <text:p text:style-name="P15"><text:s/></text:p>
      <text:p text:style-name="P14">“Register” will send the user to a page which gives them a form to fill which will accept information such as username, email, password, home address, phone number, medical info(as felt important by the user) <text:span text:style-name="T11">and “emergency contact”</text:span>. The user will the press the submit button which will then create a new account as well as store the data. The user will then be taken to a page which shows the data( the same page which will be displayed after Login).</text:p>
      <text:p text:style-name="P3"/>
      <text:p text:style-name="P3">“<text:span text:style-name="T3">Login” will give the user the info that he/she previously stored</text:span><text:span text:style-name="T7">. </text:span></text:p>
      <text:p text:style-name="P16"/>
      <text:p text:style-name="P16">Now, medical professional will be given a “superusername” and “super-password”. He/She will then be able to look at the entire database of all the users. This will be helpful in cases of emergencies. </text:p>
      <text:p text:style-name="P5"><text:span text:style-name="T7"/></text:p>
      <text:p text:style-name="P5"><text:span text:style-name="T7">T</text:span><text:span text:style-name="T6">hen by using the “signout” button the user will exit and return back to our main page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2:13:35.416503739</meta:creation-date>
    <meta:generator>LibreOffice/6.0.6.2$Linux_X86_64 LibreOffice_project/00m0$Build-2</meta:generator>
    <dc:date>2018-11-14T16:54:26.619341478</dc:date>
    <meta:editing-duration>PT49M16S</meta:editing-duration>
    <meta:editing-cycles>9</meta:editing-cycles>
    <meta:document-statistic meta:table-count="0" meta:image-count="0" meta:object-count="0" meta:page-count="1" meta:paragraph-count="22" meta:word-count="266" meta:character-count="1557" meta:non-whitespace-character-count="1309"/>
  </office:meta>
</office:document-meta>
</file>